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3576346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791cm" table:align="right" style:writing-mode="lr-tb"/>
    </style:style>
    <style:style style:name="Table10.A" style:family="table-column">
      <style:table-column-properties style:column-width="17.791cm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06ca64" officeooo:paragraph-rsid="0006ca64"/>
    </style:style>
    <style:style style:name="P8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9" style:family="paragraph" style:parent-style-name="Standard">
      <style:text-properties fo:background-color="#e6ecf9"/>
    </style:style>
    <style:style style:name="P10" style:family="paragraph" style:parent-style-name="Table_20_Contents">
      <style:text-properties officeooo:rsid="00082415" officeooo:paragraph-rsid="00082415"/>
    </style:style>
    <style:style style:name="P11" style:family="paragraph" style:parent-style-name="Table_20_Contents">
      <style:text-properties officeooo:rsid="0008ffee" officeooo:paragraph-rsid="0008ffee"/>
    </style:style>
    <style:style style:name="P12" style:family="paragraph" style:parent-style-name="Table_20_Contents">
      <style:text-properties fo:font-weight="normal" officeooo:rsid="0008ffee" officeooo:paragraph-rsid="0008ffee" style:font-weight-asian="normal" style:font-weight-complex="normal"/>
    </style:style>
    <style:style style:name="P13" style:family="paragraph" style:parent-style-name="Table_20_Contents">
      <style:text-properties fo:font-weight="normal" officeooo:rsid="00082415" officeooo:paragraph-rsid="0008ffee" style:font-weight-asian="normal" style:font-weight-complex="normal"/>
    </style:style>
    <style:style style:name="P14" style:family="paragraph" style:parent-style-name="Table_20_Contents">
      <style:text-properties fo:font-weight="normal" officeooo:rsid="00159989" officeooo:paragraph-rsid="00159989" style:font-weight-asian="normal" style:font-weight-complex="normal"/>
    </style:style>
    <style:style style:name="P15" style:family="paragraph" style:parent-style-name="Table_20_Contents">
      <style:text-properties officeooo:paragraph-rsid="000a7e34"/>
    </style:style>
    <style:style style:name="P16" style:family="paragraph" style:parent-style-name="Table_20_Contents">
      <style:text-properties officeooo:paragraph-rsid="000c26d3"/>
    </style:style>
    <style:style style:name="P17" style:family="paragraph" style:parent-style-name="Table_20_Contents">
      <style:text-properties officeooo:rsid="000f7a2f" officeooo:paragraph-rsid="000f7a2f"/>
    </style:style>
    <style:style style:name="P18" style:family="paragraph" style:parent-style-name="Table_20_Contents">
      <style:text-properties fo:font-weight="bold" officeooo:rsid="00147380" officeooo:paragraph-rsid="00147380" style:font-weight-asian="bold" style:font-weight-complex="bold"/>
    </style:style>
    <style:style style:name="P19" style:family="paragraph" style:parent-style-name="Table_20_Contents">
      <style:text-properties fo:font-weight="bold" officeooo:rsid="00159989" officeooo:paragraph-rsid="00159989" style:font-weight-asian="bold" style:font-weight-complex="bold"/>
    </style:style>
    <style:style style:name="P20" style:family="paragraph" style:parent-style-name="Table_20_Contents">
      <style:text-properties officeooo:rsid="00147380" officeooo:paragraph-rsid="00147380"/>
    </style:style>
    <style:style style:name="P21" style:family="paragraph" style:parent-style-name="Table_20_Contents">
      <style:text-properties officeooo:rsid="0015655d" officeooo:paragraph-rsid="0015655d"/>
    </style:style>
    <style:style style:name="P22" style:family="paragraph" style:parent-style-name="Table_20_Contents">
      <style:text-properties officeooo:rsid="00159989" officeooo:paragraph-rsid="00159989"/>
    </style:style>
    <style:style style:name="T1" style:family="text">
      <style:text-properties fo:color="#999999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ffee" style:font-weight-asian="bold" style:font-weight-complex="bold"/>
    </style:style>
    <style:style style:name="T5" style:family="text">
      <style:text-properties fo:font-weight="bold" officeooo:rsid="001271d4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a7e34"/>
    </style:style>
    <style:style style:name="T8" style:family="text">
      <style:text-properties officeooo:rsid="000c26d3"/>
    </style:style>
    <style:style style:name="T9" style:family="text">
      <style:text-properties officeooo:rsid="001271d4"/>
    </style:style>
    <style:style style:name="T10" style:family="text">
      <style:text-properties officeooo:rsid="001306cf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8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4. Automatización de tarea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Marcos Avilés Luque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3">actividad 4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2">Este ejercicio lo realizé en casa y necesité la instalación del paquete at para poder buscar información sobre el proceso denomino atd. (apt-get install at)</text:p>
            <text:p text:style-name="P12">root@marcos-Inspiron-910:/home/marcos# <text:span text:style-name="T3">ps -aux | grep atd</text:span></text:p>
            <text:p text:style-name="P12">daemon <text:s text:c="3"/>3971 <text:s/>0.0 <text:s/>0.1 <text:s text:c="2"/>2736 <text:s/>1708 ? <text:s text:c="7"/>Ss <text:s text:c="2"/>11:47 <text:s text:c="2"/>0:00 /usr/sbin/atd -f</text:p>
            <text:p text:style-name="P12">root <text:s text:c="5"/>4001 <text:s/>0.0 <text:s/>0.1 <text:s text:c="2"/>5772 <text:s/>1944 pts/1 <text:s text:c="3"/>S+ <text:s text:c="2"/>11:48 <text:s text:c="2"/>0:00 grep --color=auto atd</text:p>
            <text:p text:style-name="P13">marcos@marcos-Inspiron-910:~$ <text:span text:style-name="T3">ps -p </text:span><text:span text:style-name="T4">3971</text:span><text:span text:style-name="T3"> -f</text:span></text:p>
            <text:p text:style-name="P12">UID <text:s text:c="7"/>PID <text:s/>PPID <text:s/>C STIME TTY <text:s text:c="9"/>TIME CMD</text:p>
            <text:p text:style-name="P12">daemon <text:s text:c="3"/>3971 <text:s text:c="4"/>1 <text:s/>0 11:47 ? <text:s text:c="7"/>00:00:00 /usr/sbin/atd -f</text:p>
            <text:p text:style-name="P10">marcos@marcos-Inspiron-910:~$ <text:span text:style-name="T3">ps -aux | grep cron</text:span></text:p>
            <text:p text:style-name="P10">root <text:s text:c="6"/>694 <text:s/>0.0 <text:s/>0.1 <text:s text:c="2"/>6792 <text:s/>1876 ? <text:s text:c="7"/>Ss <text:s text:c="2"/>10:38 <text:s text:c="2"/>0:00 /usr/sbin/cron -f</text:p>
            <text:p text:style-name="P10">marcos <text:s text:c="3"/>3047 <text:s/>0.0 <text:s/>0.1 <text:s text:c="2"/>5776 <text:s/>1972 pts/1 <text:s text:c="3"/>S+ <text:s text:c="2"/>11:44 <text:s text:c="2"/>0:00 grep --color=auto cron</text:p>
            <text:p text:style-name="P10">marcos@marcos-Inspiron-910:~$ <text:span text:style-name="T3">ps -p 694 -f</text:span></text:p>
            <text:p text:style-name="P10">UID <text:s text:c="7"/>PID <text:s/>PPID <text:s/>C STIME TTY <text:s text:c="9"/>TIME CMD</text:p>
            <text:p text:style-name="P10">root <text:s text:c="6"/>694 <text:s text:c="4"/>1 <text:s/>0 10:38 ? <text:s text:c="7"/>00:00:00 /usr/sbin/cron -f</text:p>
            <text:p text:style-name="P11">En conclusión obtenemos que el proceso atd: su usuario es daemon(UID), su padre es 1(PPID), y no tiene asociado ninguna terminal(TTY).</text:p>
            <text:p text:style-name="P11">A igual cron: su usario es root (UID), su padre 1 (PPID), y no tiene asociada ninguna terminal(TTY).</text:p>
          </table:table-cell>
        </table:table-row>
      </table:table>
      <text:p text:style-name="Standard"/>
      <text:p text:style-name="Standard">Mi solución a la <text:span text:style-name="T3">actividad 4.4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5"><text:span text:style-name="T7">1) El directorio de trabajo y el umask se conservan desde el momento de la invocación. </text:span>Un <text:s/>comando <text:span text:style-name="T8">At</text:span> invocado desde un <text:span text:style-name="T8">shell su</text:span> conservará el ID de usuario actual.</text:p>
            <text:p text:style-name="P16"><text:span text:style-name="T8">2) </text:span>Por defecto, la mayoría de las distribuciones Linux establecen el valor en 0022 (022) o 0002 (002). <text:span text:style-name="T8">Como bien hemos dicho anteriormente, la umask se conserva desde el momento de la invocación, por lo que se hereda.</text:span></text:p>
            <text:p text:style-name="P16"><text:span text:style-name="T8">3) También se heredan las variables locales, es decir, todo el entorno se hereda, </text:span>a excepción de las variables <text:span text:style-name="T2">TERM, DISPLAY y...</text:span></text:p>
            <text:p text:style-name="Table_20_Contents"/>
          </table:table-cell>
        </table:table-row>
      </table:table>
      <text:p text:style-name="P9"><text:span text:style-name="T2"/></text:p>
      <text:p text:style-name="Standard">Mi solución a la <text:span text:style-name="T3">actividad 4.6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7"><text:span text:style-name="T3">#!/bin/bash</text:span></text:p>
            <text:p text:style-name="P17"><text:soft-page-break/>find /<text:span text:style-name="T10">home/</text:span> -<text:span text:style-name="T9">c</text:span>time 1 &gt;<text:span text:style-name="T10">&gt;</text:span> modificados:`date +%Y-%j-%T`</text:p>
            <text:p text:style-name="P17">Ejecutamos con la orden at el scrip para que se ejecute en 24 horas apartir del momento de ejecutar la orden</text:p>
            <text:p text:style-name="P17">marcos@marcos-Inspiron-910:~/Escritorio$ #<text:span text:style-name="T3"> at -f ./4.</text:span><text:span text:style-name="T5">6</text:span><text:span text:style-name="T3">.sh now+1 day</text:span></text:p>
            <text:p text:style-name="Table_20_Contents"/>
          </table:table-cell>
        </table:table-row>
      </table:table>
      <text:p text:style-name="Standard"/>
      <text:p text:style-name="Standard">En la <text:span text:style-name="T3">actividad 4.11 </text:span><text:span text:style-name="T6">el contenido de mi script </text:span><text:span text:style-name="T3">reducelista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0">Creamos el script reducelineas</text:p>
            <text:p text:style-name="P18">#!/bin/bash</text:p>
            <text:p text:style-name="P20">head /tmp/listacores &gt;&gt; /tmp/aux</text:p>
            <text:p text:style-name="P20">rm /tmp/listacores</text:p>
            <text:p text:style-name="P20">mv /tmp/aux /tmp/listacores</text:p>
            <text:p text:style-name="P20"><text:span text:style-name="T3">creamos el cron-4.11.contrab</text:span></text:p>
            <text:p text:style-name="P20">SHELL=/bin/sh</text:p>
            <text:p text:style-name="P20">PATH=/usr/local/sbin:/usr/local/bin:/sbin:/bin:/usr/sbin:/usr/bin</text:p>
            <text:p text:style-name="P20">#minuto hora día-del-mes mes , día-de-la-semana orden</text:p>
            <text:p text:style-name="P20">* * * * * /home/Escritorio/reducelista</text:p>
            <text:p text:style-name="P20">Ejecutamos el cron</text:p>
            <text:p text:style-name="P21">root@marcos-Inspiron-910:/home/marcos/Escritorio# <text:span text:style-name="T3">crontab crontab11.crontab</text:span> </text:p>
            <text:p text:style-name="Table_20_Contents"/>
          </table:table-cell>
        </table:table-row>
      </table:table>
      <text:p text:style-name="Standard"/>
      <text:p text:style-name="Standard">En la <text:span text:style-name="T3">actividad 4.13</text:span> el contenido de mi archivo crontab llamado <text:span text:style-name="T3">crontab-reducelista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4">Creamos el script:</text:p>
            <text:p text:style-name="P19">#!/bin/bash</text:p>
            <text:p text:style-name="P22">echo "SHELL=/bin/sh" &gt;&gt; crontab-reducelista</text:p>
            <text:p text:style-name="P22">echo "PATH="`pwd`"/:$HOME/SO:"$PATH &gt;&gt; crontab-reducelista</text:p>
            <text:p text:style-name="P22">echo "* * * * * reducelista" &gt;&gt; crontab-reducelista</text:p>
            <text:p text:style-name="P22"/>
            <text:p text:style-name="P22">al ejecutarlo se general el archivo crontab-reducelista:</text:p>
            <text:p text:style-name="P22">SHELL=/bin/sh</text:p>
            <text:p text:style-name="P22">PATH=/home/marcos/Escritorio/:/root/SO:/usr/local/sbin:/usr/local/bin:/usr/sbin:/usr/bin:/sbin:/bin:<text:soft-page-break/>/usr/games:/usr/local/games</text:p>
            <text:p text:style-name="P22">* * * * * reducelista</text:p>
            <text:p text:style-name="P22">y para ejecutarlo:</text:p>
            <text:p text:style-name="P22">root@marcos-Inspiron-910:/home/marcos/Escritorio# <text:span text:style-name="T3">crontab crontab-reducelista</text:span></text:p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90</meta:editing-cycles>
    <meta:creation-date>2011-10-05T09:46:35.67</meta:creation-date>
    <meta:editing-duration>P1DT26M35S</meta:editing-duration>
    <meta:generator>LibreOffice/4.4.2.2$Linux_x86 LibreOffice_project/40m0$Build-2</meta:generator>
    <dc:date>2015-10-24T16:27:40.508743208</dc:date>
    <meta:print-date>2011-10-06T10:39:21.37</meta:print-date>
    <meta:document-statistic meta:table-count="11" meta:image-count="1" meta:object-count="0" meta:page-count="4" meta:paragraph-count="63" meta:word-count="541" meta:character-count="3801" meta:non-whitespace-character-count="3171"/>
    <meta:user-defined meta:name="Información 1"/>
    <meta:user-defined meta:name="Información 2"/>
    <meta:user-defined meta:name="Información 3"/>
    <meta:user-defined meta:name="Información 4"/>
  </office:meta>
</office:document-meta>
</file>